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281cm" style:rel-column-width="12647*"/>
    </style:style>
    <style:style style:name="Tableau1.B" style:family="table-column">
      <style:table-column-properties style:column-width="9.948cm" style:rel-column-width="38350*"/>
    </style:style>
    <style:style style:name="Tableau1.C" style:family="table-column">
      <style:table-column-properties style:column-width="3.771cm" style:rel-column-width="14538*"/>
    </style:style>
    <style:style style:name="Tableau1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ff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281cm" style:rel-column-width="12647*"/>
    </style:style>
    <style:style style:name="Tableau4.B" style:family="table-column">
      <style:table-column-properties style:column-width="9.948cm" style:rel-column-width="38350*"/>
    </style:style>
    <style:style style:name="Tableau4.C" style:family="table-column">
      <style:table-column-properties style:column-width="3.771cm" style:rel-column-width="14538*"/>
    </style:style>
    <style:style style:name="Tableau4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ffff99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4.C3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281cm" style:rel-column-width="12647*"/>
    </style:style>
    <style:style style:name="Tableau2.B" style:family="table-column">
      <style:table-column-properties style:column-width="9.948cm" style:rel-column-width="38350*"/>
    </style:style>
    <style:style style:name="Tableau2.C" style:family="table-column">
      <style:table-column-properties style:column-width="3.771cm" style:rel-column-width="14538*"/>
    </style:style>
    <style:style style:name="Tableau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ffff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2.C3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background-color="#ccccff"/>
    </style:style>
    <style:style style:name="P2" style:family="paragraph" style:parent-style-name="Table_20_Contents">
      <style:text-properties officeooo:paragraph-rsid="001a1f34" fo:background-color="#ccccff"/>
    </style:style>
    <style:style style:name="P3" style:family="paragraph" style:parent-style-name="Table_20_Contents">
      <style:text-properties officeooo:paragraph-rsid="001fffea" fo:background-color="#ccccff"/>
    </style:style>
    <style:style style:name="P4" style:family="paragraph" style:parent-style-name="Table_20_Contents">
      <style:text-properties officeooo:paragraph-rsid="001a1f34"/>
    </style:style>
    <style:style style:name="P5" style:family="paragraph" style:parent-style-name="Table_20_Contents">
      <style:text-properties officeooo:rsid="001469d0" officeooo:paragraph-rsid="001469d0"/>
    </style:style>
    <style:style style:name="P6" style:family="paragraph" style:parent-style-name="Table_20_Contents">
      <style:text-properties officeooo:rsid="001469d0" officeooo:paragraph-rsid="001a1f34"/>
    </style:style>
    <style:style style:name="P7" style:family="paragraph" style:parent-style-name="Table_20_Contents">
      <style:text-properties officeooo:rsid="001469d0" officeooo:paragraph-rsid="001fffea"/>
    </style:style>
    <style:style style:name="P8" style:family="paragraph" style:parent-style-name="Table_20_Contents">
      <style:text-properties officeooo:paragraph-rsid="001fffea"/>
    </style:style>
    <style:style style:name="P9" style:family="paragraph" style:parent-style-name="Standard">
      <style:text-properties officeooo:paragraph-rsid="00128e8e"/>
    </style:style>
    <style:style style:name="P10" style:family="paragraph" style:parent-style-name="Standard">
      <style:text-properties officeooo:rsid="00128e8e" officeooo:paragraph-rsid="00128e8e"/>
    </style:style>
    <style:style style:name="P11" style:family="paragraph" style:parent-style-name="Standard">
      <style:text-properties officeooo:rsid="00128e8e" officeooo:paragraph-rsid="001a1f34"/>
    </style:style>
    <style:style style:name="P12" style:family="paragraph" style:parent-style-name="Standard">
      <style:text-properties officeooo:rsid="00128e8e" officeooo:paragraph-rsid="001fffea"/>
    </style:style>
    <style:style style:name="P13" style:family="paragraph" style:parent-style-name="Standard">
      <style:text-properties officeooo:rsid="00128e8e" officeooo:paragraph-rsid="0028d12e"/>
    </style:style>
    <style:style style:name="P14" style:family="paragraph" style:parent-style-name="Standard">
      <style:text-properties officeooo:rsid="001fffea" officeooo:paragraph-rsid="001fffea"/>
    </style:style>
    <style:style style:name="P15" style:family="paragraph" style:parent-style-name="Standard">
      <style:text-properties officeooo:rsid="00128e8e" officeooo:paragraph-rsid="0037f45d" fo:background-color="transparent"/>
    </style:style>
    <style:style style:name="P16" style:family="paragraph" style:parent-style-name="Standard">
      <style:paragraph-properties fo:break-before="column"/>
      <style:text-properties officeooo:rsid="00128e8e" officeooo:paragraph-rsid="001a1f34"/>
    </style:style>
    <style:style style:name="P17" style:family="paragraph" style:parent-style-name="Text_20_body">
      <style:text-properties officeooo:rsid="002196be" officeooo:paragraph-rsid="002196be"/>
    </style:style>
    <style:style style:name="P18" style:family="paragraph" style:parent-style-name="Attendu">
      <style:text-properties officeooo:rsid="00220c0c"/>
    </style:style>
    <style:style style:name="P19" style:family="paragraph" style:parent-style-name="Attendu">
      <style:text-properties officeooo:rsid="002196be"/>
    </style:style>
    <style:style style:name="P20" style:family="paragraph" style:parent-style-name="Attendu">
      <style:text-properties officeooo:rsid="002196be" officeooo:paragraph-rsid="0028d12e"/>
    </style:style>
    <style:style style:name="P21" style:family="paragraph" style:parent-style-name="Standard">
      <style:text-properties officeooo:rsid="00128e8e" fo:background-color="#ffff00"/>
    </style:style>
    <style:style style:name="P22" style:family="paragraph" style:parent-style-name="Standard">
      <style:text-properties officeooo:rsid="0020cdab"/>
    </style:style>
    <style:style style:name="P23" style:family="paragraph" style:parent-style-name="Test">
      <style:text-properties fo:background-color="#ffff00"/>
    </style:style>
    <style:style style:name="P24" style:family="paragraph" style:parent-style-name="Text_20_body">
      <style:text-properties officeooo:rsid="003689f5" officeooo:paragraph-rsid="003689f5" fo:background-color="transparent"/>
    </style:style>
    <style:style style:name="P25" style:family="paragraph" style:parent-style-name="Heading_20_1">
      <style:text-properties officeooo:rsid="001c41f7"/>
    </style:style>
    <style:style style:name="P26" style:family="paragraph" style:parent-style-name="Heading_20_1">
      <style:text-properties officeooo:rsid="001c41f7" officeooo:paragraph-rsid="001fffea"/>
    </style:style>
    <style:style style:name="P27" style:family="paragraph" style:parent-style-name="Heading_20_1">
      <style:text-properties officeooo:rsid="001dbc52"/>
    </style:style>
    <style:style style:name="P28" style:family="paragraph" style:parent-style-name="Heading_20_1">
      <style:text-properties officeooo:rsid="001dbc52" officeooo:paragraph-rsid="0028d12e"/>
    </style:style>
    <style:style style:name="T1" style:family="text">
      <style:text-properties officeooo:rsid="00128e8e"/>
    </style:style>
    <style:style style:name="T2" style:family="text">
      <style:text-properties officeooo:rsid="001580c6"/>
    </style:style>
    <style:style style:name="T3" style:family="text">
      <style:text-properties officeooo:rsid="001c41f7"/>
    </style:style>
    <style:style style:name="T4" style:family="text">
      <style:text-properties officeooo:rsid="001fe868"/>
    </style:style>
    <style:style style:name="T5" style:family="text">
      <style:text-properties officeooo:rsid="001fffea"/>
    </style:style>
    <style:style style:name="T6" style:family="text">
      <style:text-properties officeooo:rsid="0020cdab"/>
    </style:style>
    <style:style style:name="T7" style:family="text">
      <style:text-properties officeooo:rsid="0028d12e"/>
    </style:style>
    <style:style style:name="T8" style:family="text">
      <style:text-properties officeooo:rsid="00291be6"/>
    </style:style>
    <style:style style:name="T9" style:family="text">
      <style:text-properties officeooo:rsid="002c0592"/>
    </style:style>
    <style:style style:name="T10" style:family="text">
      <style:text-properties officeooo:rsid="0036d592"/>
    </style:style>
    <style:style style:name="T11" style:family="text">
      <style:text-properties officeooo:rsid="0039f358"/>
    </style:style>
    <style:style style:name="T12" style:family="text">
      <style:text-properties officeooo:rsid="003e18ab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V_HTML_SINGLE]" text:name="V_HTMLSINGLE"/>
        <text:user-field-decl office:value-type="string" office:string-value="[V_TITLE]" text:name="V_TITLE"/>
        <text:user-field-decl office:value-type="string" office:string-value="[V_HTML_MULTI]" text:name="V_HTMLMULTI"/>
        <text:user-field-decl office:value-type="string" office:string-value="[V_TEXT_ARRAY]" text:name="V_TEXTARRAY"/>
      </text:user-field-decls>
      <text:p text:style-name="P9"><text:span text:style-name="T1">Test simple </text:span><text:span text:style-name="T3">htmltext</text:span><text:span text:style-name="T1"> : </text:span><text:span text:style-name="T2"><text:user-field-get text:name="V_TITLE">[V_TITLE]</text:user-field-get></text:span></text:p>
      <text:p text:style-name="P10"/>
      <text:h text:style-name="P25" text:outline-level="1">Test simple Html dans paragraphe seul</text:h>
      <text:p text:style-name="P18">Le texte avec 3 lignes doit apparaître avec de l'italique et du gras</text:p>
      <text:p text:style-name="P10"><text:user-field-get text:name="V_HTMLSINGLE">[V_HTML_SINGLE]</text:user-field-get></text:p>
      <text:h text:style-name="P27" text:outline-level="1">Test Style</text:h>
      <text:p text:style-name="P19">Le style est ignoré pour les type htmltext <text:span text:style-name="T9">lorsque la clef est seule dans le paragraphe</text:span></text:p>
      <text:p text:style-name="Test"><text:user-field-get text:name="V_HTMLSINGLE">[V_HTML_SINGLE]</text:user-field-get></text:p>
      <text:p text:style-name="P13"><draw:frame draw:style-name="fr1" draw:name="Cadre1" text:anchor-type="paragraph" svg:x="7.156cm" svg:y="0.265cm" svg:width="9.523cm" draw:z-index="0"><draw:text-box fo:min-height="5.42cm"><text:p text:style-name="P23"><text:user-field-get text:name="V_HTMLSINGLE">[V_HTML_SINGLE]</text:user-field-get></text:p><text:p text:style-name="Standard"/><text:p text:style-name="Standard"><text:span text:style-name="T12">En vert et jaune</text:span></text:p></draw:text-box></draw:frame></text:p>
      <text:p text:style-name="P13"/>
      <text:h text:style-name="P28" text:outline-level="1">Test <text:span text:style-name="T11">cadre</text:span></text:h>
      <text:p text:style-name="P20">Le <text:span text:style-name="T11">cadre permet d'incorporer des attributs htmltext.</text:span></text:p>
      <text:p text:style-name="P21"/>
      <text:p text:style-name="P24"/>
      <text:h text:style-name="P25" text:outline-level="1">Test simple dans cellule de tableau <text:span text:style-name="T4">seul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Droite<text:span text:style-name="T10">1</text:span></text:p>
          </table:table-cell>
          <table:table-cell table:style-name="Tableau1.B2" office:value-type="string">
            <text:p text:style-name="P15"><text:user-field-get text:name="V_HTMLSINGLE">[V_HTML_SINGLE]</text:user-field-get></text:p>
          </table:table-cell>
          <table:table-cell table:style-name="Tableau1.C2" office:value-type="string">
            <text:p text:style-name="P5">Gauche<text:span text:style-name="T10">1</text:span></text:p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"/>
          </table:table-cell>
        </table:table-row>
      </table:table>
      <text:p text:style-name="P10"/>
      <text:p text:style-name="P22"/>
      <text:h text:style-name="P26" text:outline-level="1">Test simple dans cellule de tableau <text:span text:style-name="T6">avec texte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8"/>
          </table:table-cell>
          <table:table-cell table:style-name="Tableau4.A1" office:value-type="string">
            <text:p text:style-name="P8"/>
          </table:table-cell>
          <table:table-cell table:style-name="Tableau4.C1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7">Droite<text:span text:style-name="T10">2</text:span></text:p>
          </table:table-cell>
          <table:table-cell table:style-name="Tableau4.B2" office:value-type="string">
            <text:p text:style-name="P12"><text:span text:style-name="T4">Avec du texte </text:span><text:span text:style-name="T5">au dessus</text:span></text:p>
            <text:p text:style-name="P12"><text:user-field-get text:name="V_HTMLSINGLE">[V_HTML_SINGLE]</text:user-field-get></text:p>
            <text:p text:style-name="P14">et dessous.</text:p>
          </table:table-cell>
          <table:table-cell table:style-name="Tableau4.C2" office:value-type="string">
            <text:p text:style-name="P7">Gauche<text:span text:style-name="T10">2</text:span></text:p>
          </table:table-cell>
        </table:table-row>
        <table:table-row>
          <table:table-cell table:style-name="Tableau4.A3" office:value-type="string">
            <text:p text:style-name="P3"/>
          </table:table-cell>
          <table:table-cell table:style-name="Tableau4.A3" office:value-type="string">
            <text:p text:style-name="P3"/>
          </table:table-cell>
          <table:table-cell table:style-name="Tableau4.C3" office:value-type="string">
            <text:p text:style-name="P3"/>
          </table:table-cell>
        </table:table-row>
      </table:table>
      <text:p text:style-name="P12"/>
      <text:p text:style-name="P12"/>
      <text:h text:style-name="P25" text:outline-level="1">Test multiple dans cellule de tableau</text:h>
      <text:p text:style-name="P17">Cas des tableaux de htmltext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C1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6">Droite</text:p>
          </table:table-cell>
          <table:table-cell table:style-name="Tableau2.B2" office:value-type="string">
            <text:p text:style-name="P11"><text:user-field-get text:name="V_HTMLMULTI">[V_HTML_MULTI]</text:user-field-get></text:p>
          </table:table-cell>
          <table:table-cell table:style-name="Tableau2.C2" office:value-type="string">
            <text:p text:style-name="P6"><text:user-field-get text:name="V_TEXTARRAY">[V_TEXT_ARRAY]</text:user-field-get></text:p>
          </table:table-cell>
        </table:table-row>
        <table:table-row>
          <table:table-cell table:style-name="Tableau2.A3" office:value-type="string">
            <text:p text:style-name="P2"/>
          </table:table-cell>
          <table:table-cell table:style-name="Tableau2.A3" office:value-type="string">
            <text:p text:style-name="P2"/>
          </table:table-cell>
          <table:table-cell table:style-name="Tableau2.C3" office:value-type="string">
            <text:p text:style-name="P2"/>
          </table:table-cell>
        </table:table-row>
      </table:table>
      <text:p text:style-name="P11"/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ttendu" style:family="paragraph" style:parent-style-name="Text_20_body">
      <style:text-properties fo:color="#808080"/>
    </style:style>
    <style:style style:name="Frame_20_contents" style:display-name="Frame contents" style:family="paragraph" style:parent-style-name="Text_20_body" style:class="extra"/>
    <style:style style:name="Test" style:family="paragraph" style:parent-style-name="Standard" style:class="text">
      <style:text-properties fo:color="#008000" style:font-name="Courier New" fo:font-size="20pt" style:font-size-asian="10.5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#ffcc99" style:background-transparency="0%" fo:padding="0.15cm" fo:border="0.06pt solid #000000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2-21T13:53:40</meta:creation-date>
    <meta:generator>LibreOffice/3.6$Linux_x86 LibreOffice_project/360m1$Build-2</meta:generator>
    <dc:date>2012-11-22T11:32:44</dc:date>
    <dc:creator>Éric Brison</dc:creator>
    <meta:editing-duration>PT13H32M39S</meta:editing-duration>
    <meta:editing-cycles>46</meta:editing-cycles>
    <meta:document-statistic meta:table-count="3" meta:image-count="0" meta:object-count="0" meta:page-count="2" meta:paragraph-count="26" meta:word-count="100" meta:character-count="635" meta:non-whitespace-character-count="561"/>
  </office:meta>
</office:document-meta>
</file>